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6427" officeooo:paragraph-rsid="0015642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6427" officeooo:paragraph-rsid="0015642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6427" officeooo:paragraph-rsid="001fab0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1c05" officeooo:paragraph-rsid="00161c05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61c05" officeooo:paragraph-rsid="00161c0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2f48" officeooo:paragraph-rsid="00162f48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162f48" officeooo:paragraph-rsid="00162f48" style:font-size-asian="10.5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officeooo:rsid="00162f48" officeooo:paragraph-rsid="00162f48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7b941" officeooo:paragraph-rsid="0017b941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98192" officeooo:paragraph-rsid="00198192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b6bf7" officeooo:paragraph-rsid="001b6bf7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1c9f75" officeooo:paragraph-rsid="001ce847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1ce847" officeooo:paragraph-rsid="001d1ae5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61c05" officeooo:paragraph-rsid="00161c05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62f48" officeooo:paragraph-rsid="0017b941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c1be4" officeooo:paragraph-rsid="00162f48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c1be4" officeooo:paragraph-rsid="001c1be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ce847" officeooo:paragraph-rsid="001ce84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53afd" officeooo:paragraph-rsid="00253afd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1c1be4" officeooo:paragraph-rsid="001c1be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ce847" officeooo:paragraph-rsid="001ce847" style:font-size-asian="10.5pt" style:font-size-complex="12pt"/>
    </style:style>
    <style:style style:name="T1" style:family="text">
      <style:text-properties officeooo:rsid="00161c05"/>
    </style:style>
    <style:style style:name="T2" style:family="text">
      <style:text-properties officeooo:rsid="0017b941"/>
    </style:style>
    <style:style style:name="T3" style:family="text">
      <style:text-properties officeooo:rsid="00198192"/>
    </style:style>
    <style:style style:name="T4" style:family="text">
      <style:text-properties style:text-underline-style="none"/>
    </style:style>
    <style:style style:name="T5" style:family="text">
      <style:text-properties officeooo:rsid="001c9f75"/>
    </style:style>
    <style:style style:name="T6" style:family="text">
      <style:text-properties officeooo:rsid="001fab0d"/>
    </style:style>
    <style:style style:name="T7" style:family="text">
      <style:text-properties officeooo:rsid="002127bb"/>
    </style:style>
    <style:style style:name="T8" style:family="text">
      <style:text-properties officeooo:rsid="00249f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iculum Vitae</text:p>
      <text:p text:style-name="P1"/>
      <text:p text:style-name="P1">Chris Montgomery</text:p>
      <text:p text:style-name="P12"/>
      <text:p text:style-name="P3">40 years old software engineer specializing in Javascript, PHP, <text:s/>HTML and CSS. <text:span text:style-name="T3">Development experience in the NHS and cleaning agent dosage controllers. </text:span>Previous <text:span text:style-name="T6">career</text:span> as <text:span text:style-name="T6">an </text:span>electronics <text:span text:style-name="T6">repair </text:span>technician <text:span text:style-name="T6">for passenger information systems</text:span>.</text:p>
      <text:p text:style-name="P2"/>
      <text:p text:style-name="P14">Skills</text:p>
      <text:list xml:id="list1643171554106106964" text:style-name="L1">
        <text:list-item>
          <text:p text:style-name="P5">Javascript (ECMA 5), <text:span text:style-name="T8">jQuery, knockoutjs, BoilerplateJS, requirejs (AMD)</text:span></text:p>
        </text:list-item>
        <text:list-item>
          <text:p text:style-name="P5">PHP 5 <text:span text:style-name="T8">(Codeigniter)</text:span></text:p>
        </text:list-item>
        <text:list-item>
          <text:p text:style-name="P5">HTML (4,5 XHTML)</text:p>
        </text:list-item>
        <text:list-item>
          <text:p text:style-name="P5">CSS 2</text:p>
        </text:list-item>
        <text:list-item>
          <text:p text:style-name="P10">Wordpress <text:span text:style-name="T7">(Yoast SEO Plugin, Theme development, Formatted, clean output HTML)</text:span></text:p>
        </text:list-item>
        <text:list-item>
          <text:p text:style-name="P10">Typo3</text:p>
        </text:list-item>
        <text:list-item>
          <text:p text:style-name="P11">Apache (mod_rewrite)</text:p>
        </text:list-item>
      </text:list>
      <text:p text:style-name="P4"/>
      <text:p text:style-name="P19">Education</text:p>
      <text:p text:style-name="P2">2000-2001<text:tab/>HND Software Engineering<text:tab/>City College Brighton</text:p>
      <text:p text:style-name="P2"/>
      <text:p text:style-name="P2">Full time course teaching software engineering, <text:span text:style-name="T1">web development and OS internals.</text:span></text:p>
      <text:p text:style-name="P2"/>
      <text:p text:style-name="P14">Languages</text:p>
      <text:p text:style-name="P14"/>
      <text:list xml:id="list7440200552505971561" text:style-name="L2">
        <text:list-item>
          <text:p text:style-name="P7">C / C++</text:p>
        </text:list-item>
        <text:list-item>
          <text:p text:style-name="P7">Java</text:p>
        </text:list-item>
        <text:list-item>
          <text:p text:style-name="P9">PHP</text:p>
        </text:list-item>
        <text:list-item>
          <text:p text:style-name="P7">HTML</text:p>
        </text:list-item>
        <text:list-item>
          <text:p text:style-name="P7">Perl / AWK</text:p>
        </text:list-item>
        <text:list-item>
          <text:p text:style-name="P7">Bourne Shell / Sh</text:p>
        </text:list-item>
        <text:list-item>
          <text:p text:style-name="P7">BASH</text:p>
        </text:list-item>
      </text:list>
      <text:p text:style-name="P6"/>
      <text:p text:style-name="P15">Engineering <text:span text:style-name="T2">M</text:span>ethodologies</text:p>
      <text:p text:style-name="P15"/>
      <text:list xml:id="list3050544657225367158" text:style-name="L3">
        <text:list-item>
          <text:p text:style-name="P8">UML</text:p>
        </text:list-item>
        <text:list-item>
          <text:p text:style-name="P8">Waterfall</text:p>
        </text:list-item>
        <text:list-item>
          <text:p text:style-name="P8">Iterative Development</text:p>
        </text:list-item>
      </text:list>
      <text:p text:style-name="P16"><text:span text:style-name="T4"/></text:p>
      <text:p text:style-name="P18">References</text:p>
      <text:p text:style-name="P18"/>
      <text:p text:style-name="P21">Available upon request.</text:p>
      <text:p text:style-name="P21"/>
      <text:p text:style-name="P17">Hobbies/Interests</text:p>
      <text:p text:style-name="P20">Guitar playing, Philosophy, Cycling, Healthy Eating.</text:p>
      <text:p text:style-name="P20"/>
      <text:p text:style-name="P20"/>
      <text:p text:style-name="P13"><text:span text:style-name="T4">25 North Street, Brighton, BN1 3GH, </text:span><text:a xlink:type="simple" xlink:href="mailto:chrismontgomery@gmail.com" text:style-name="Internet_20_link" text:visited-style-name="Visited_20_Internet_20_Link"><text:span text:style-name="T5">chrismontgomery@gmail.com</text:span></text:a><text:span text:style-name="T5"> +44798089898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07:19:19.262184091</meta:creation-date>
    <dc:date>2017-09-06T08:34:13.773252478</dc:date>
    <meta:editing-duration>PT1H4M28S</meta:editing-duration>
    <meta:editing-cycles>18</meta:editing-cycles>
    <meta:generator>LibreOffice/5.2.6.2$Linux_X86_64 LibreOffice_project/20m0$Build-2</meta:generator>
    <meta:document-statistic meta:table-count="0" meta:image-count="0" meta:object-count="0" meta:page-count="1" meta:paragraph-count="31" meta:word-count="143" meta:character-count="945" meta:non-whitespace-character-count="849"/>
  </office:meta>
</office:document-meta>
</file>